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729cm" fo:margin-left="0.286cm" table:align="left"/>
    </style:style>
    <style:style style:name="Table1.A" style:family="table-column">
      <style:table-column-properties style:column-width="0.788cm"/>
    </style:style>
    <style:style style:name="Table1.B" style:family="table-column">
      <style:table-column-properties style:column-width="2.415cm"/>
    </style:style>
    <style:style style:name="Table1.C" style:family="table-column">
      <style:table-column-properties style:column-width="5.408cm"/>
    </style:style>
    <style:style style:name="Table1.D" style:family="table-column">
      <style:table-column-properties style:column-width="6.985cm"/>
    </style:style>
    <style:style style:name="Table1.E" style:family="table-column">
      <style:table-column-properties style:column-width="3.133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5" style:family="table-row">
      <style:table-row-properties style:min-row-height="0.011cm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5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0pt" officeooo:paragraph-rsid="01184d57" style:font-size-asian="10pt" style:font-name-complex="Verdana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officeooo:paragraph-rsid="01486958" style:font-size-asian="10pt" style:font-name-complex="Verdana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8pt" officeooo:rsid="00948781" officeooo:paragraph-rsid="01152f27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830530" officeooo:paragraph-rsid="018d8909" style:font-size-asian="10pt" style:font-weight-asian="bold" style:font-name-complex="Verdana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5759c7" officeooo:paragraph-rsid="01721495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721495" officeooo:paragraph-rsid="0184a320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85e778" officeooo:paragraph-rsid="0185e778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1860669" officeooo:paragraph-rsid="018e7faf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officeooo:rsid="013de061" officeooo:paragraph-rsid="013e59b5" style:font-size-asian="7pt" style:font-name-complex="Verdana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8pt" officeooo:paragraph-rsid="0151b133" style:font-size-asian="7pt" style:font-name-complex="Verdana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6pt" fo:font-weight="bold" officeooo:paragraph-rsid="01825daf" style:font-size-asian="6pt" style:font-weight-asian="bold" style:font-name-complex="Verdana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officeooo:paragraph-rsid="014efb4b" style:font-size-asian="10pt" style:font-name-complex="Verdana" style:font-size-complex="10pt"/>
    </style:style>
    <style:style style:name="P15" style:family="paragraph" style:parent-style-name="Table_20_Contents">
      <style:text-properties style:font-name="Arial" fo:font-size="8pt" officeooo:paragraph-rsid="01184d57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15a3261" officeooo:paragraph-rsid="01721495" style:font-size-asian="7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officeooo:rsid="015a3261" officeooo:paragraph-rsid="018752e8" style:font-size-asian="7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188dd60" officeooo:paragraph-rsid="013ae19c" style:font-size-asian="7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officeooo:paragraph-rsid="0184a320"/>
    </style:style>
    <style:style style:name="P20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921c8f" style:font-size-asian="13pt" style:font-weight-asian="bold" style:font-size-complex="13pt" style:font-weight-complex="bold"/>
    </style:style>
    <style:style style:name="P21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9383ef" style:font-size-asian="11pt" style:font-weight-asian="bold" style:font-size-complex="11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style:font-name="Liberation Serif" fo:font-size="8pt" officeooo:rsid="011a9970" style:font-size-asian="8pt" style:font-size-complex="8pt"/>
    </style:style>
    <style:style style:name="T4" style:family="text">
      <style:text-properties style:font-name="Liberation Serif" fo:font-size="8pt" officeooo:rsid="01367dd7" style:font-size-asian="8pt" style:font-size-complex="8pt"/>
    </style:style>
    <style:style style:name="T5" style:family="text">
      <style:text-properties style:font-name="Liberation Serif" fo:font-size="8pt" officeooo:rsid="017291a3" style:font-size-asian="8pt" style:font-size-complex="8pt"/>
    </style:style>
    <style:style style:name="T6" style:family="text">
      <style:text-properties style:font-name="Liberation Serif" fo:font-size="8pt" officeooo:rsid="018c0187" style:font-size-asian="8pt" style:font-size-complex="8pt"/>
    </style:style>
    <style:style style:name="T7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erif" officeooo:rsid="0136fb62" style:font-size-asian="8pt"/>
    </style:style>
    <style:style style:name="T9" style:family="text">
      <style:text-properties style:font-name="Liberation Serif" officeooo:rsid="0131e22b" style:font-size-asian="8pt"/>
    </style:style>
    <style:style style:name="T10" style:family="text">
      <style:text-properties style:font-name="Liberation Serif" officeooo:rsid="018752e8" style:font-size-asian="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8d8909"/>
    </style:style>
    <style:style style:name="T13" style:family="text">
      <style:text-properties style:text-underline-style="none" officeooo:rsid="00adcd69" style:font-name-complex="Arial"/>
    </style:style>
    <style:style style:name="T14" style:family="text">
      <style:text-properties style:text-underline-style="none" officeooo:rsid="00398346" style:font-name-complex="Arial"/>
    </style:style>
    <style:style style:name="T15" style:family="text">
      <style:text-properties officeooo:rsid="0188dd60" style:font-size-asian="7pt"/>
    </style:style>
    <style:style style:name="T16" style:family="text">
      <style:text-properties officeooo:rsid="018fcf72" style:font-size-asian="7pt"/>
    </style:style>
    <style:style style:name="T17" style:family="text">
      <style:text-properties fo:font-size="18pt" style:font-size-asian="18pt" style:font-size-complex="18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7"><text:text-input text:description="&lt;company_name(o)&gt;">Company Name</text:text-input></text:span> </text:p>
      <text:p text:style-name="P21"><text:s/><text:text-input text:description="&lt;company_address(o)&gt;">Company Address</text:text-input></text:p>
      <text:p text:style-name="P4">Daily Transaction Limit <text:span text:style-name="T12">From </text:span><text:span text:style-name="T13"><text:s/></text:span><text:span text:style-name="T13"><text:text-input text:description="&lt;formatLang(o.date_start,date = True) &gt;">start date</text:text-input></text:span><text:span text:style-name="T13"> </text:span><text:span text:style-name="T14">TO </text:span><text:span text:style-name="T14"><text:text-input text:description="&lt;formatLang(o.date_stop,date = True) &gt;">end date</text:text-input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5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6">S/No</text:p>
            </table:table-cell>
            <table:table-cell table:style-name="Table1.A2" office:value-type="string">
              <text:p text:style-name="P8">Date</text:p>
            </table:table-cell>
            <table:table-cell table:style-name="Table1.A2" office:value-type="string">
              <text:p text:style-name="P9">Document Name</text:p>
            </table:table-cell>
            <table:table-cell table:style-name="Table1.A2" office:value-type="string">
              <text:p text:style-name="P7">Customer</text:p>
            </table:table-cell>
            <table:table-cell table:style-name="Table1.E2" office:value-type="string">
              <text:p text:style-name="P10"><text:span text:style-name="T16"><text:text-input text:description="&lt;'Payment' if o.journal_type=='payment' else 'Deposit'&gt;">type</text:text-input></text:span><text:span text:style-name="T15"> </text:span>Amount</text:p>
            </table:table-cell>
          </table:table-row>
        </table:table-header-rows>
        <table:table-row>
          <table:table-cell table:style-name="Table1.A3" table:number-columns-spanned="5" office:value-type="string">
            <text:p text:style-name="P15"><text:span text:style-name="Source_20_Text"><text:span text:style-name="T1"><text:text-input text:description="&lt;for each=&quot;line in get_move_lines(o)&quot;&gt;">for loop start for move lines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Standard"><text:span text:style-name="Source_20_Text"><text:span text:style-name="T6"><text:text-input text:description="&lt;if test=&quot;line['date']&quot;&gt;">check if date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<text:span text:style-name="Source_20_Text"><text:span text:style-name="T3"><text:text-input text:description="&lt;line['sr_no']&gt;">sr_n.</text:text-input></text:span></text:span></text:p>
          </table:table-cell>
          <table:table-cell table:style-name="Table1.A5" office:value-type="string">
            <text:p text:style-name="P19"><text:span text:style-name="Source_20_Text"><text:span text:style-name="T5"><text:text-input text:description="&lt;line['date']&gt;">date</text:text-input></text:span></text:span></text:p>
          </table:table-cell>
          <table:table-cell table:style-name="Table1.A5" office:value-type="string">
            <text:p text:style-name="P17"><text:span text:style-name="Source_20_Text"><text:span text:style-name="T10"><text:text-input text:description="&lt;line['document_name']&gt;">document_name</text:text-input></text:span></text:span></text:p>
          </table:table-cell>
          <table:table-cell table:style-name="Table1.A5" office:value-type="string">
            <text:p text:style-name="P16"><text:span text:style-name="Source_20_Text"><text:span text:style-name="T9"><text:text-input text:description="&lt;line['customer_name']&gt;">customer_name</text:text-input></text:span></text:span></text:p>
          </table:table-cell>
          <table:table-cell table:style-name="Table1.E5" office:value-type="string">
            <text:p text:style-name="P18"><text:text-input text:description="&lt;line['amount']&gt;">amount</text:text-input></text:p>
          </table:table-cell>
        </table:table-row>
        <table:table-row>
          <table:table-cell table:style-name="Table1.A3" table:number-columns-spanned="2" office:value-type="string">
            <text:p text:style-name="P2"><text:span text:style-name="Source_20_Text"><text:span text:style-name="T2"><text:text-input text:description="&lt;/if&gt;">end if loop</text:text-input></text:span></text:span></text:p>
          </table:table-cell>
          <table:covered-table-cell/>
          <table:table-cell table:style-name="Table1.A3" office:value-type="string">
            <text:p text:style-name="P14"><text:span text:style-name="Source_20_Text"><text:span text:style-name="T4"/></text:span>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<text:span text:style-name="Source_20_Text"><text:span text:style-name="T8"><text:s/></text:span></text:span></text:p>
          </table:table-cell>
        </table:table-row>
        <table:table-row>
          <table:table-cell table:style-name="Table1.A3" table:number-columns-spanned="5" office:value-type="string">
            <text:p text:style-name="P1"><text:span text:style-name="Source_20_Text"><text:span text:style-name="T2"><text:text-input text:description="&lt;/for&gt;">end for loop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5" office:value-type="string">
            <text:p text:style-name="P13"><text:span text:style-name="T11">Printed on </text:span><text:span text:style-name="T11"><text:date style:data-style-name="N79" text:date-value="2017-01-31T11:34:10.924173113">Tuesday 31 January 2017</text:date></text:span><text:span text:style-name="T11"> at </text:span><text:span text:style-name="T11"><text:time style:data-style-name="N42" text:time-value="2017-01-31T11:34:10.924441544">11:34 AM</text:time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.254cm" fo:margin-bottom="0.508cm" fo:margin-left="1.27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1cm" fo:margin-left="0cm" fo:margin-right="0cm" fo:margin-bottom="0.508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4:10.786088323</dc:date>
    <meta:editing-duration>P3DT7H23M23S</meta:editing-duration>
    <meta:editing-cycles>1323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81" meta:character-count="313" meta:non-whitespace-character-count="275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